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22.86cm"/>
    </style:style>
    <style:style style:name="co3" style:family="table-column">
      <style:table-column-properties fo:break-before="auto" style:column-width="11.1654166666667cm"/>
    </style:style>
    <style:style style:name="co4" style:family="table-column">
      <style:table-column-properties fo:break-before="auto" style:column-width="13.7847916666667cm"/>
    </style:style>
    <style:style style:name="co5" style:family="table-column">
      <style:table-column-properties fo:break-before="auto" style:column-width="5.662083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Fall Achs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response to Italian surrender to the All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Anto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ccuppation of Vichy France after Italian support in 19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Bla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German defense planning on the eastern border, in tandem with Fall Rot</text:p>
          </table:table-cell>
          <table:table-cell office:value-type="string" table:style-name="ce1">
            <text:p><text:s/>in tandem with Fall R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Blau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German air force research, later renamed Planstudie 39</text:p>
          </table:table-cell>
          <table:table-cell office:value-type="string" table:style-name="ce1">
            <text:p><text:s/>later renamed Planstudie 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Blau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against Voronezh, Russia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Blume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Northern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Blume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Southern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Brau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against the Maginot Line on the French-German border in conjunction with Fall Grü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Falk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against the Maginot Line on the French-German border, part of Fall Grün</text:p>
          </table:table-cell>
          <table:table-cell office:value-type="string" table:style-name="ce1">
            <text:p><text:s/>part of Fall Grü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Falk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Forelle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the Balkans via the Adriatic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Forelle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the Balkans via the Aegean Sea, the Nether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Gelb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invasion of the Low Countries of Belgium</text:p>
          </table:table-cell>
          <table:table-cell office:value-type="string" table:style-name="ce1">
            <text:p><text:s/>the Netherlands</text:p>
          </table:table-cell>
          <table:table-cell office:value-type="string" table:style-name="ce1">
            <text:p><text:s/>and Luxembour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ll Grü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German plan for invasion of Czechoslovak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against the Maginot Line on the French-German border in conjunction with Fall Brau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lan for a diversionary invasion of Ireland in support of Operation Seelöw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Hann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Denmar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Mard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Italy, activated after Allies launched Operation Shingle</text:p>
          </table:table-cell>
          <table:table-cell office:value-type="string" table:style-name="ce1">
            <text:p><text:s/>activated after Allies launched Operation Sh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Marder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Italy via the Ligurian Sea, part of Fall Marder</text:p>
          </table:table-cell>
          <table:table-cell office:value-type="string" table:style-name="ce1">
            <text:p><text:s/>part of Fall Mar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Marder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Italy via the Adriatic Sea, part of Fall Marder</text:p>
          </table:table-cell>
          <table:table-cell office:value-type="string" table:style-name="ce1">
            <text:p><text:s/>part of Fall Mar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Ot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German plan to occupy Austr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Richard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German contingency planning for Soviet takeover of Spa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Rot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German defense planning on the western border, in tandem with Fall Blau</text:p>
          </table:table-cell>
          <table:table-cell office:value-type="string" table:style-name="ce1">
            <text:p><text:s/>in tandem with Fall B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ll Rot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Planned German invasion of Czechoslovak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Rot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bombing of Wielun, Poland</text:p>
          </table:table-cell>
          <table:table-cell office:value-type="string" table:style-name="ce1">
            <text:p><text:s/>Poland</text:p>
          </table:table-cell>
          <table:table-cell office:value-type="string" table:style-name="ce1">
            <text:p><text:s/>part of Fall We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ll Ro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invasion of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all Weiß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invasion of Po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neralplan Os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plan for genocide throughout Europ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mpf um Rom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for the Nettuno area in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.43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Italian convoy missions to Tripoli, Libya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eration 25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invasion of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505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uzla, Bosnia</text:p>
          </table:table-cell>
          <table:table-cell office:value-type="string" table:style-name="ce1">
            <text:p><text:s/>Bosnia</text:p>
          </table:table-cell>
          <table:table-cell office:value-type="string" table:style-name="ce1">
            <text:p><text:s/>Yugoslavi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A-Bewegung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preparation for the invasion of Poland, part of Fall Weiss</text:p>
          </table:table-cell>
          <table:table-cell office:value-type="string" table:style-name="ce1">
            <text:p><text:s/>part of Fall Wei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dl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on the British Royal Air Force, aimed to soften defenses for a future ground invasion</text:p>
          </table:table-cell>
          <table:table-cell office:value-type="string" table:style-name="ce1">
            <text:p><text:s/>aimed to soften defenses for a future ground invasion</text:p>
          </table:table-cell>
          <table:table-cell office:value-type="string" table:style-name="ce1">
            <text:p><text:s/>also known as Operation Adlerangrif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Ad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Chechivichi region of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d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on the north Dalmatian coast in Yugoslavia, with focus in the cities of Rijeka</text:p>
          </table:table-cell>
          <table:table-cell office:value-type="string" table:style-name="ce1">
            <text:p><text:s/>with focus in the cities of Rijeka</text:p>
          </table:table-cell>
          <table:table-cell office:value-type="string" table:style-name="ce1">
            <text:p><text:s/>Karlobag</text:p>
          </table:table-cell>
          <table:table-cell office:value-type="string" table:style-name="ce1">
            <text:p><text:s/>and Zad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ration Adlerangriff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on the British Royal Air Force, aimed to soften defenses for a future ground invasion</text:p>
          </table:table-cell>
          <table:table-cell office:value-type="string" table:style-name="ce1">
            <text:p><text:s/>aimed to soften defenses for a future ground invasion</text:p>
          </table:table-cell>
          <table:table-cell office:value-type="string" table:style-name="ce1">
            <text:p><text:s/>also known as Operation Ad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A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ttack of the American fleet off Saipan, Mariana Islands</text:p>
          </table:table-cell>
          <table:table-cell office:value-type="string" table:style-name="ce1">
            <text:p><text:s/>Mariana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id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ttacks in Egypt and Libya with aim on Tobruk, Lybia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ktion 24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Aborted German suicide aerial attack on bridges over river Weichsel in attempt to disrupt Soviet supply lin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the Aleutian Islands, Alaska</text:p>
          </table:table-cell>
          <table:table-cell office:value-type="string" table:style-name="ce1">
            <text:p><text:s/>Alaska</text:p>
          </table:table-cell>
          <table:table-cell office:value-type="string" table:style-name="ce1">
            <text:p><text:s/>United Stat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Alb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office:value-type="string" table:style-name="ce1">
            <text:p><text:s/>also known as Operation Albia and Operation Albij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lbi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office:value-type="string" table:style-name="ce1">
            <text:p><text:s/>also known as Operation Alba and Operation Albij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lbij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office:value-type="string" table:style-name="ce1">
            <text:p><text:s/>also known as Operation Alba and Operation Alb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lf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lfre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ining off Dover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 using surface vess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Alpenfestung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plan for a redoubt in the German Alp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lpenveilche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borted German intervention during the Italian invasion of Alba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ltenbek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Adalsnes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Alto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Arendal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Ambassado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commando raid on British crown dependency Bailiwick of Guernsey off the French coas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min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Failed German attempt to destroy oil refineries in Abadan</text:p>
          </table:table-cell>
          <table:table-cell office:value-type="string" table:style-name="ce1">
            <text:p><text:s/>Ir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ntimo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perations in Roma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rashi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air raid on Ulithi</text:p>
          </table:table-cell>
          <table:table-cell office:value-type="string" table:style-name="ce1">
            <text:p><text:s/>Caroline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rnim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rra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Lipik-Novska-Okucani reg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rtu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Irish Republican Army plan to coordinate IRA and German intelligence operations</text:p>
          </table:table-cell>
          <table:table-cell office:value-type="string" table:style-name="ce1">
            <text:p><text:s/>also known as Plan Kathle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s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evacuation of Esto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ttack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minelaying operation north of Corsica</text:p>
          </table:table-cell>
          <table:table-cell office:value-type="string" table:style-name="ce1">
            <text:p><text:s/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ttik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Tuapse</text:p>
          </table:table-cell>
          <table:table-cell office:value-type="string" table:style-name="ce1">
            <text:p><text:s/>Russia in the Caucasus reg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Attila</text:p>
          </table:table-cell>
          <table:table-cell office:value-type="string" table:style-name="ce1">
            <text:p>1940-1942</text:p>
          </table:table-cell>
          <table:table-cell office:value-type="string" table:style-name="ce1">
            <text:p>German occuppation of Vichy France prior to Italian support in 19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ufbau Os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reparations for Operation Barbaross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Auslad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ffensive near Tunis</text:p>
          </table:table-cell>
          <table:table-cell office:value-type="string" table:style-name="ce1">
            <text:p><text:s/>Tunisia in conjunction with Operation Ochsenkop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the Maginot Line on the German-French border</text:p>
          </table:table-cell>
          <table:table-cell office:value-type="string" table:style-name="ce1">
            <text:p><text:s/>part of Fall R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Japanese invasion of Sarawak</text:p>
          </table:table-cell>
          <table:table-cell office:value-type="string" table:style-name="ce1">
            <text:p><text:s/>Borne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Bur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amber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obruisk</text:p>
          </table:table-cell>
          <table:table-cell office:value-type="string" table:style-name="ce1">
            <text:p><text:s/>Belorussia in conjunction with Operation München 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an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ive operation at the Irrawaddy River in Bur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arbaross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invasion of the Soviet Un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ethoven</text:p>
          </table:table-cell>
          <table:table-cell office:value-type="string" table:style-name="ce1">
            <text:p>1941-1945</text:p>
          </table:table-cell>
          <table:table-cell office:value-type="string" table:style-name="ce1">
            <text:p>German program to develop composite aircraf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owulf I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Planned German offensive of the Baltic Sta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owulf II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offensive of the Baltic Sta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rgwies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on the Primošten Peninsul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rgwind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Axis anti-partisan operation at the Moslavacka Mountains southeast of Zagreb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rli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commerce raid in the Atlantic Ocean performed by Scharnhorst and Gneisena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rnhar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ining off Dover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Bernhar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plan to destablize British economy with counterfeit British bankno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rt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ettelstab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offensive at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ien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Alsten Island and Sandnessjøen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Bienenhau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ilo gor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ilo gora Os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Bilo gor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irk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plan to withdraw from northern Finland prior to the Lapland W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irkhah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evacuation of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laufuchs 1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taging of German forces from Germany to northern Finland</text:p>
          </table:table-cell>
          <table:table-cell office:value-type="string" table:style-name="ce1">
            <text:p><text:s/>part of Operation Silberfuch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laufuchs 2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taging of German forces from Norway to northern Finland</text:p>
          </table:table-cell>
          <table:table-cell office:value-type="string" table:style-name="ce1">
            <text:p><text:s/>part of Operation Silberfuch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le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perations in Roma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litz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Našice-Ðakovo region of Slove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litzableiter</text:p>
          </table:table-cell>
          <table:table-cell office:value-type="string" table:style-name="ce1">
            <text:p>1939-1945</text:p>
          </table:table-cell>
          <table:table-cell office:value-type="string" table:style-name="ce1">
            <text:p>German bacteriological weapons researc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lüch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the Strait of Kerch and Rshev</text:p>
          </table:table-cell>
          <table:table-cell office:value-type="string" table:style-name="ce1">
            <text:p><text:s/>Russia in the Caucasus region</text:p>
          </table:table-cell>
          <table:table-cell office:value-type="string" table:style-name="ce1">
            <text:p><text:s/>part of Fall Bl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Blücher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the Strait of Kerch in the Caucasus region in Southern Russia</text:p>
          </table:table-cell>
          <table:table-cell office:value-type="string" table:style-name="ce1">
            <text:p><text:s/>part of Fall B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odden</text:p>
          </table:table-cell>
          <table:table-cell office:value-type="string" table:style-name="ce1">
            <text:p>1937-1943</text:p>
          </table:table-cell>
          <table:table-cell office:value-type="string" table:style-name="ce1">
            <text:p>German Abwehr intelligence gathering system in Spain and Morocc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odenplatte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ir raid against Allied airbases in the Netherlands and Belgium in support of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ogdanow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construction operation to build rail bridges between Lida and Molochtschno in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randfackel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randung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xis attack toward El Alamein</text:p>
          </table:table-cell>
          <table:table-cell office:value-type="string" table:style-name="ce1">
            <text:p><text:s/>Egyp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rau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build-up of defenses in Tunis</text:p>
          </table:table-cell>
          <table:table-cell office:value-type="string" table:style-name="ce1">
            <text:p><text:s/>Tunisia in response to Allied Operation Torc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rau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raunschwei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toward Stalingrad and the general Caucasus region in Southern Russia</text:p>
          </table:table-cell>
          <table:table-cell office:value-type="string" table:style-name="ce1">
            <text:p><text:s/>part of Fall B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raunschwei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Istria Peninsul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rem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in 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rücken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empt to break the Russian envelopment of German troops in Demyansk</text:p>
          </table:table-cell>
          <table:table-cell office:value-type="string" table:style-name="ce1">
            <text:p><text:s/>south of Leningrad</text:p>
          </table:table-cell>
          <table:table-cell office:value-type="string" table:style-name="ce1">
            <text:p><text:s/>Rus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Brunhil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evacuation from the Caucasus region in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üffel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ir operation to relieve troops in Narvik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üffel-Beweg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evacuation of Rshev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Burdock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Bussar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ffensive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reconnaissance and raid operations in the Indian Oce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aesar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Failed transfer of technical plans and strategic materials from Germany to Japan</text:p>
          </table:table-cell>
          <table:table-cell office:value-type="string" table:style-name="ce1">
            <text:p><text:s/>using submarine U-86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Canna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ccupation of Zagreb</text:p>
          </table:table-cell>
          <table:table-cell office:value-type="string" table:style-name="ce1">
            <text:p><text:s/>Sisak</text:p>
          </table:table-cell>
          <table:table-cell office:value-type="string" table:style-name="ce1">
            <text:p><text:s/>and Bjelovar in Yugosla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Canna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area between the Sava and Drava River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apr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counterattack at Medenine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Cardac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near Cardaci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asanov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Independent State of Croatia utilizing German aircraft to deceive partisan fight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astig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erial bombing of Belgrade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Christros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Early name for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lausewitz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econd phase of the German summer offensive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Cottbu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Polotsk</text:p>
          </table:table-cell>
          <table:table-cell office:value-type="string" table:style-name="ce1">
            <text:p><text:s/>Lepel</text:p>
          </table:table-cell>
          <table:table-cell office:value-type="string" table:style-name="ce1">
            <text:p><text:s/>and Borisov in Belorus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Cyril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at the Glogovnica Canal on the Casma River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the Andaman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ampfhamm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third phase of the German summer offensive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an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operation after the failed Operation U-Go offensive in Ind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he Dalmatian islands in Adriatic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withdrawal from Saaremaa</text:p>
          </table:table-cell>
          <table:table-cell office:value-type="string" table:style-name="ce1">
            <text:p><text:s/>Esto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elt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Wester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erffling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pincer operation against Ostazchkov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irscha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operation to safeguard the rail bridge at Tczew</text:p>
          </table:table-cell>
          <table:table-cell office:value-type="string" table:style-name="ce1">
            <text:p><text:s/>Poland during the inva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omin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he second aborted German Arctic sortie by Scharnhorst</text:p>
          </table:table-cell>
          <table:table-cell office:value-type="string" table:style-name="ce1">
            <text:p><text:s/>Prinz Eugen</text:p>
          </table:table-cell>
          <table:table-cell office:value-type="string" table:style-name="ce1">
            <text:p><text:s/>and destro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Donnerkei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ircraft cover for Operation Cerber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onnerkei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onner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break-out movement from Stal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onnerschla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along the river Obdol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oppelkopf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ffensive to relieve troops fighting in Lat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oppel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shipping operation off Novaya Zemlya by Admiral Scheer and Admiral Hipp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oppelspru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lanned German evacuation of bridgeheads at the river Maas (Meuse) west of Arnhem</text:p>
          </table:table-cell>
          <table:table-cell office:value-type="string" table:style-name="ce1">
            <text:p><text:s/>the Nether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or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to disrupt British supply lines in Southern Liby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raufgäng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raufgäng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Montenegro</text:p>
          </table:table-cell>
          <table:table-cell office:value-type="string" table:style-name="ce1">
            <text:p><text:s/>Yugoslavia and in Northern Alba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reieck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rezni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Velika Kapela Mountains in the Independent State of Croatia to secure a supply rou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ubrovnik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along the road between Zagreb and Varazdi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ubrovnik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along the road between Zagreb and Varazdin in the Independent State of Croatia</text:p>
          </table:table-cell>
          <table:table-cell office:value-type="string" table:style-name="ce1">
            <text:p><text:s/>continuation of Operation Dubrovni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Dünkirchen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rašic reg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Dünkirchen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rašic region in the Independent State of Croatia</text:p>
          </table:table-cell>
          <table:table-cell office:value-type="string" table:style-name="ce1">
            <text:p><text:s/>continuation of Operation Dünkirchen 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Japanese invasion of Thailand and Northeast Malay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delwe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ttack of the oil-rich Caucasus region in southern Russia</text:p>
          </table:table-cell>
          <table:table-cell office:value-type="string" table:style-name="ce1">
            <text:p><text:s/>part of Operation Braunschwei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ich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peration to rescue Benito Mussolini from Allied imprison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ilbote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ttacks on Allied positions at the Dorsal Mountains in Tuni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ilbote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Canceled German attacks on Allied positions at the Dorsal Mountains in Tunisia following Operation Eilbote 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inhor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invasion of Kos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is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commando operation to occupy the bridge over the Albert Canal in Belgiu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isenhamm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aerial bombing operation against power generators in Moscow and Gorky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isfjor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naval bombardment of Spitzbergen</text:p>
          </table:table-cell>
          <table:table-cell office:value-type="string" table:style-name="ce1">
            <text:p><text:s/>Svalbard Islands</text:p>
          </table:table-cell>
          <table:table-cell office:value-type="string" table:style-name="ce1">
            <text:p><text:s/>Norw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Eisst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ir raids against Russian Baltic Fleet at Kronstadt and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ls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gents infiltration into the US to gather intelligence on Manhattan Proje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mil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west of Kni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Ernteeinbringu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east of Zagreb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rntefest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west of Ossipovichi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Erntefest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ear Minsk and Slut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alk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Papuk Mountain and Bilo gor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lix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Gibraltar via the Iberian Peninsul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rdinan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mountains northeast of Tuzl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estun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aratrooper attack on the Hague</text:p>
          </table:table-cell>
          <table:table-cell office:value-type="string" table:style-name="ce1">
            <text:p><text:s/>Rotterdam</text:p>
          </table:table-cell>
          <table:table-cell office:value-type="string" table:style-name="ce1">
            <text:p><text:s/>Dordrecht</text:p>
          </table:table-cell>
          <table:table-cell office:value-type="string" table:style-name="ce1">
            <text:p><text:s/>and Moerdijk in the Netherlands</text:p>
          </table:table-cell>
          <table:table-cell office:value-type="string" table:style-name="ce1">
            <text:p><text:s/>part of Fall Gel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ration Feuerste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defensive build-up of the Italian Alpine pass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uerweh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Failed German anti-partisan operation in Macedo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euerzang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Dalmatian islands in Adriatic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uerzauber</text:p>
          </table:table-cell>
          <table:table-cell office:value-type="string" table:style-name="ce1">
            <text:p>1936-1939</text:p>
          </table:table-cell>
          <table:table-cell office:value-type="string" table:style-name="ce1">
            <text:p>German transfer of weapons and personnel to Francisco Franco's forces in the Spanish Civil W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euerzaub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attack on Leningrad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renamed to Operation Nordlich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Feuerzaub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struction of bridges near Florence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ischfa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counterattack to the Allied invasion of Anzio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ischreih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Stalingrad and Astrakhan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part of Fall Bl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Fledermau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erial bombing of British airfiel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liederblüt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ttack of British units at the 'Banana Ridge' in Tuni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liegenfäng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Memici and Osmaci in Bos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oc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öh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west of Banja Luka to open the road between Bosanski Novi and Prijedor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orell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peration to disrupt Russian supply lines on the Danube River near Budapest</text:p>
          </table:table-cell>
          <table:table-cell office:value-type="string" table:style-name="ce1">
            <text:p><text:s/>Hungar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an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ommando operation against British supply lines in Ir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edericus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Kharkov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edericus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Odessa</text:p>
          </table:table-cell>
          <table:table-cell office:value-type="string" table:style-name="ce1">
            <text:p><text:s/>Ukraine as a follow-up operation to Operation Fredericus 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eiheit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destruction of a bridge on the Oder Riv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eischüt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Canceled German operation to take the island of Vis off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relief operation for troops trapped near Min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ied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itz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Planned German invasion of the Soviet Union</text:p>
          </table:table-cell>
          <table:table-cell office:value-type="string" table:style-name="ce1">
            <text:p><text:s/>later abandoned in favor of Operation Barbaross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onttheat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he first aborted German Arctic sortie by Scharnhorst</text:p>
          </table:table-cell>
          <table:table-cell office:value-type="string" table:style-name="ce1">
            <text:p><text:s/>Prinz Eugen</text:p>
          </table:table-cell>
          <table:table-cell office:value-type="string" table:style-name="ce1">
            <text:p><text:s/>and destro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Froschlaich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ir raids against Russian Navy at Leningrad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part of Operation Eissto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Frühli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Jura Mountains in Southern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ühlingsanfa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at Primorska and Gorenjska in Slove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ühlingserwache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counter-attack against Russian troops near Budapest</text:p>
          </table:table-cell>
          <table:table-cell office:value-type="string" table:style-name="ce1">
            <text:p><text:s/>Hungar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ühlingsfes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Lepel</text:p>
          </table:table-cell>
          <table:table-cell office:value-type="string" table:style-name="ce1">
            <text:p><text:s/>Belorussia as a follow-up operation of Operation Regenschau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ühlingssturm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Axis anti-partisan operation along the Danube River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ühlingswet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area between Knin and Kistanje in the Independent State of Croatia to secure a supply rou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rühlungswin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ttack on Faid Pass near Sidi bou Zid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Fruška gor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Canceled Japanese plan to isolate Australia by capturing New Caledonia</text:p>
          </table:table-cell>
          <table:table-cell office:value-type="string" table:style-name="ce1">
            <text:p><text:s/>Samoa</text:p>
          </table:table-cell>
          <table:table-cell office:value-type="string" table:style-name="ce1">
            <text:p><text:s/>and Fij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FU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Japanese invasion of Indochin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uchsjag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Ivanzcic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uchsjagd I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alnik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Fu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erial bombing of the United States via balloo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aratrooper attack on Ghent in the Netherlands</text:p>
          </table:table-cell>
          <table:table-cell office:value-type="string" table:style-name="ce1">
            <text:p><text:s/>part of Fall Gel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amm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aud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Italian naval action against British ships north of Crete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ei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f the Maginot Line on the French-Germany border north of Kehl</text:p>
          </table:table-cell>
          <table:table-cell office:value-type="string" table:style-name="ce1">
            <text:p><text:s/>Germany</text:p>
          </table:table-cell>
          <table:table-cell office:value-type="string" table:style-name="ce1">
            <text:p><text:s/>part of Fall Grü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Geiserich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Split on the coast of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emsbock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region near the Greek-Albanian border before Operation Einhor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eor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attack on Leningrad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renamed to Operation Feuerzaub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Gertraud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Planned German aerial bombing of hydropower plants east of Moscow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ertru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response in case of Turkey joining the All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esellenprüf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minelaying operation via S-Boa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isell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invasion of the Iberian peninsula</text:p>
          </table:table-cell>
          <table:table-cell office:value-type="string" table:style-name="ce1">
            <text:p><text:s/>revised from Operation Isabe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neisena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diversionary attack on two bridges on the French-German border</text:p>
          </table:table-cell>
          <table:table-cell office:value-type="string" table:style-name="ce1">
            <text:p><text:s/>part of Fall Grü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ötz v. Berlichinge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ir raids against Russian Navy at Leningrad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part of Operation Eiss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Grani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aratrooper attack on Belgian Fort Eben-Ema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reif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Orsha and Witeb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reif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infiltration of Allied rear areas using Allied uniforms</text:p>
          </table:table-cell>
          <table:table-cell office:value-type="string" table:style-name="ce1">
            <text:p><text:s/>part of Wacht am Rhe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roßer Schla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lanned German mass-deployment of fighters against Allied bomb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rü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rün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at the Kupa River between the Sava and the Farkašic-Kravarsko line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rüne Bewegun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landing at Brighton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office:value-type="string" table:style-name="ce1">
            <text:p><text:s/>part of Operation Seelöw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ration Grünpfeil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occupation of the Channel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Grünspech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ünth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Smolensk</text:p>
          </table:table-cell>
          <table:table-cell office:value-type="string" table:style-name="ce1">
            <text:p><text:s/>Russia prior to Operation Zitadel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Gustav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Celeb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abich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diversionary attack on Mulhouse</text:p>
          </table:table-cell>
          <table:table-cell office:value-type="string" table:style-name="ce1">
            <text:p><text:s/>France</text:p>
          </table:table-cell>
          <table:table-cell office:value-type="string" table:style-name="ce1">
            <text:p><text:s/>part of Fall Grü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Habich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ag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peration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agen Beweg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evacuation operation near Oryol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ction to isolate and destroy Anglo-Indian forces at Arakan</text:p>
          </table:table-cell>
          <table:table-cell office:value-type="string" table:style-name="ce1">
            <text:p><text:s/>Burma</text:p>
          </table:table-cell>
          <table:table-cell office:value-type="string" table:style-name="ce1">
            <text:p><text:s/>precursor to Operation U-G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Haifisch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rogir in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ifisch I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eceptive operation to hint a false invasion of Scotland and England</text:p>
          </table:table-cell>
          <table:table-cell office:value-type="string" table:style-name="ce1">
            <text:p><text:s/>Britain from Norway before the start of Operation Barbaross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ifisch II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eceptive operation to hint a false invasion of Scotland and England</text:p>
          </table:table-cell>
          <table:table-cell office:value-type="string" table:style-name="ce1">
            <text:p><text:s/>Britain from Norway before the start of Operation Barbaross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mbur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invasion of the island of Lemnos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operation to take the bridge over the Corinth Canal</text:p>
          </table:table-cell>
          <table:table-cell office:value-type="string" table:style-name="ce1">
            <text:p><text:s/>near Corinth</text:p>
          </table:table-cell>
          <table:table-cell office:value-type="string" table:style-name="ce1">
            <text:p><text:s/>Gree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Hannibal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evacuation of East Prussia</text:p>
          </table:table-cell>
          <table:table-cell office:value-type="string" table:style-name="ce1">
            <text:p><text:s/>German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nnover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near Vyazma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nnover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the upper Dnieper River region (Belorussia and Ukrain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arpun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eceptive operation to hint a false invasion of southern England</text:p>
          </table:table-cell>
          <table:table-cell office:value-type="string" table:style-name="ce1">
            <text:p><text:s/>Britain from France before the start of Operation Barbaross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rtmu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submarine operations in Norwegian wat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asenjag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Gomel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audege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intelligence gathering in Spitzbergen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ech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First German submarine wolfpack raid in the North Atlantic Oce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id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flooding of parts of the Netherlands to hinder Allied advance</text:p>
          </table:table-cell>
          <table:table-cell office:value-type="string" table:style-name="ce1">
            <text:p><text:s/>later renamed to Operation Storc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einri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ceptive operation in support of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rbstgewitter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at Peljesac peninsula in the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erbstgewitter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at Peljesac peninsula in the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erbstgewitter I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s at the islands of Mljet</text:p>
          </table:table-cell>
          <table:table-cell office:value-type="string" table:style-name="ce1">
            <text:p><text:s/>Hvar</text:p>
          </table:table-cell>
          <table:table-cell office:value-type="string" table:style-name="ce1">
            <text:p><text:s/>Brac</text:p>
          </table:table-cell>
          <table:table-cell office:value-type="string" table:style-name="ce1">
            <text:p><text:s/>and Solta off the coast of Croatia</text:p>
          </table:table-cell>
          <table:table-cell office:value-type="string" table:style-name="ce1">
            <text:p><text:s/>Yugoslav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ration Herbstgewitter IV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s at the islands of Mljet</text:p>
          </table:table-cell>
          <table:table-cell office:value-type="string" table:style-name="ce1">
            <text:p><text:s/>Hvar</text:p>
          </table:table-cell>
          <table:table-cell office:value-type="string" table:style-name="ce1">
            <text:p><text:s/>Brac</text:p>
          </table:table-cell>
          <table:table-cell office:value-type="string" table:style-name="ce1">
            <text:p><text:s/>and Solta off the coast of Croatia</text:p>
          </table:table-cell>
          <table:table-cell office:value-type="string" table:style-name="ce1">
            <text:p><text:s/>Yugoslav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ration Herbstlaub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operation in the Caucasus region of Southern Russia</text:p>
          </table:table-cell>
          <table:table-cell office:value-type="string" table:style-name="ce1">
            <text:p><text:s/>near Krasnoarmeisk</text:p>
          </table:table-cell>
          <table:table-cell office:value-type="string" table:style-name="ce1">
            <text:p><text:s/>Ukraine and Beketovka</text:p>
          </table:table-cell>
          <table:table-cell office:value-type="string" table:style-name="ce1">
            <text:p><text:s/>Russ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peration Herbstnebel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Rejected German plan to withdraw German troops in Italy behind the Po Riv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rbstreis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diversionary invasion of Scotland</text:p>
          </table:table-cell>
          <table:table-cell office:value-type="string" table:style-name="ce1">
            <text:p><text:s/>Britain</text:p>
          </table:table-cell>
          <table:table-cell office:value-type="string" table:style-name="ce1">
            <text:p><text:s/>part of Operation Seelöw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Herbstzeitlos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plan to advance to the Don and Volga Rivers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rkule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irborne invasion of Mal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rman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Vilnius and Polot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erman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ttack on British air units in Belgium and the Nether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rmel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ruiser Lützow operation in the Baltic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eu-Aktio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enslavement of East European children between the age of 10 and 15 to work in the German armament indust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ikari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reconnaissance of Ulithi Atoll</text:p>
          </table:table-cell>
          <table:table-cell office:value-type="string" table:style-name="ce1">
            <text:p><text:s/>Caroline Islands</text:p>
          </table:table-cell>
          <table:table-cell office:value-type="string" table:style-name="ce1">
            <text:p><text:s/>part of Operation Arash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Himmler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staged attacks in Poland to justify invasion</text:p>
          </table:table-cell>
          <table:table-cell office:value-type="string" table:style-name="ce1">
            <text:p><text:s/>part of Fall Wei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Hinei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submarine operation against an Allied convoy in the North Atlantic Oce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ohes Ven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paratrooper operation as a part of Operation Greif of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olzaug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ctivities in Gre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ornbläs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attack on Alexandria harbor</text:p>
          </table:table-cell>
          <table:table-cell office:value-type="string" table:style-name="ce1">
            <text:p><text:s/>Egyp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Horn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orrid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ssaloniki</text:p>
          </table:table-cell>
          <table:table-cell office:value-type="string" table:style-name="ce1">
            <text:p><text:s/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Hubert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Pindus Mountains region of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ummel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intelligence gathering for Operation Seelöw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ummer</text:p>
          </table:table-cell>
          <table:table-cell office:value-type="string" table:style-name="ce1">
            <text:p>1940-1945</text:p>
          </table:table-cell>
          <table:table-cell office:value-type="string" table:style-name="ce1">
            <text:p>German infiltration of Brita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Hundesoh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Sofia</text:p>
          </table:table-cell>
          <table:table-cell office:value-type="string" table:style-name="ce1">
            <text:p><text:s/>Bulga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Husa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Canceled German anti-shipping operation in Kara Sea by Lützow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Japanese air raid against Allied advances on New Guinea and Guadalcanal</text:p>
          </table:table-cell>
          <table:table-cell office:value-type="string" table:style-name="ce1">
            <text:p><text:s/>Solomon Isla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Ib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ir raids on London and other nearby British cit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chi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ttack in Eastern China to link up Northern China and Indochin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kar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Iceland in response to British Operation Fork</text:p>
          </table:table-cell>
          <table:table-cell office:value-type="string" table:style-name="ce1">
            <text:p><text:s/>originally planned to launch in conjunction with Operation Seelöw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Ilon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invasion of the Iberian peninsula</text:p>
          </table:table-cell>
          <table:table-cell office:value-type="string" table:style-name="ce1">
            <text:p><text:s/>revised from Operation Isabe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Ilti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ssaloniki</text:p>
          </table:table-cell>
          <table:table-cell office:value-type="string" table:style-name="ce1">
            <text:p><text:s/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Ingebor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east of Karlovac and north of the Kupa River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nse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ction at Hydra Island</text:p>
          </table:table-cell>
          <table:table-cell office:value-type="string" table:style-name="ce1">
            <text:p><text:s/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Irak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eployment of aircraft to Iraq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sabell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Planned German invasion of the Iberian peninsul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stri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Northern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Iva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the Dutch East Ind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acob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Uzda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Jaj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ajc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Vrbas Valley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ajce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ajce I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uda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Bulgar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naval operation against British shipping off Narvik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naval operation to disrupt Allied supplies to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-1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reconnaissance and air raid on Pearl Harbor</text:p>
          </table:table-cell>
          <table:table-cell office:value-type="string" table:style-name="ce1">
            <text:p><text:s/>Hawaii</text:p>
          </table:table-cell>
          <table:table-cell office:value-type="string" table:style-name="ce1">
            <text:p><text:s/>United St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K-2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reconnaissance and air raid on Pearl Harbor</text:p>
          </table:table-cell>
          <table:table-cell office:value-type="string" table:style-name="ce1">
            <text:p><text:s/>Hawaii</text:p>
          </table:table-cell>
          <table:table-cell office:value-type="string" table:style-name="ce1">
            <text:p><text:s/>United St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K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plan to destroy the American fleet and recapture Guadalcanal</text:p>
          </table:table-cell>
          <table:table-cell office:value-type="string" table:style-name="ce1">
            <text:p><text:s/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an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ive plan in Southern Bur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r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deployment of naval vessels in the English Chann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rlsba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nti-partisan operation in the Berezina River region of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rlshaf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against Kristiansand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Kastani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Prijedor-Sanski Most-Omarska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ste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thle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Ir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aub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at the Sava River in the Independent State of Croatia</text:p>
          </table:table-cell>
          <table:table-cell office:value-type="string" table:style-name="ce1">
            <text:p><text:s/>destroying all boats and ferr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Japanese evacuation of Guadalcanal</text:p>
          </table:table-cell>
          <table:table-cell office:value-type="string" table:style-name="ce1">
            <text:p><text:s/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Japanese evacuation of Kiska</text:p>
          </table:table-cell>
          <table:table-cell office:value-type="string" table:style-name="ce1">
            <text:p><text:s/>Aleutian Islands</text:p>
          </table:table-cell>
          <table:table-cell office:value-type="string" table:style-name="ce1">
            <text:p><text:s/>Alaska</text:p>
          </table:table-cell>
          <table:table-cell office:value-type="string" table:style-name="ce1">
            <text:p><text:s/>United Stat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ration Ke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Planned Japanese operation to use transports to land suicide troops on American airfields in the Mariana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etsu-Go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defense plan against potential American invasion of the Japanese home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iebit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POW rescue operation via submarine into the St. Lawrence River in Can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ikusui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special attack against American ships off Okinawa</text:p>
          </table:table-cell>
          <table:table-cell office:value-type="string" table:style-name="ce1">
            <text:p><text:s/>Jap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labauterman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against Russian supply lines near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lar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Velika Kladuša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lašni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lette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o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ive operation on Biak Island</text:p>
          </table:table-cell>
          <table:table-cell office:value-type="string" table:style-name="ce1">
            <text:p><text:s/>New Guine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on-Go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Planned Japanese offensive against American ships using manned torpedo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onrad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Axis attack near Budapest</text:p>
          </table:table-cell>
          <table:table-cell office:value-type="string" table:style-name="ce1">
            <text:p><text:s/>Hungary to relieve the sourrnded ci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onstant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seizure of Italian equipment and territory upon the Italian surren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openhag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defensive build-up of the French and Italian Alpine pass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orall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Sporades Islands</text:p>
          </table:table-cell>
          <table:table-cell office:value-type="string" table:style-name="ce1">
            <text:p><text:s/>Greece</text:p>
          </table:table-cell>
          <table:table-cell office:value-type="string" table:style-name="ce1">
            <text:p><text:s/>previously named Operation Nept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Kormora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Minsk and Borisov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ornblum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Fruška gor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ozar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ause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ause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em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deceptive operation in support of Operation Edelwe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ešev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euzot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rimhilde Bewegu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evacuation of the Caucasus region in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uckuckse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Canceled German attack on British units at the Fondouk Pass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area between Rogatica and Vlasenic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ear Vitebsk</text:p>
          </table:table-cell>
          <table:table-cell office:value-type="string" table:style-name="ce1">
            <text:p><text:s/>Belar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landing operation in Palembang</text:p>
          </table:table-cell>
          <table:table-cell office:value-type="string" table:style-name="ce1">
            <text:p><text:s/>Sumat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achsfan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combined German and Finnish attack against Kandalaksha and Belomor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andbrück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empt to hold a narrow connection near Demyansk</text:p>
          </table:table-cell>
          <table:table-cell office:value-type="string" table:style-name="ce1">
            <text:p><text:s/>south of Leningrad</text:p>
          </table:table-cell>
          <table:table-cell office:value-type="string" table:style-name="ce1">
            <text:p><text:s/>Russia to prevent envelop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Landsturm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Makarska in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andwir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submarine operation against the Allied fleet off France during the Normandy invas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auffeu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area south of Sid and near Ilok in Syrmi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aur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roposed German evacuation of Courland</text:p>
          </table:table-cell>
          <table:table-cell office:value-type="string" table:style-name="ce1">
            <text:p><text:s/>Lat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awine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Axis anti-partisan operation in the Lašva Valley and Travnik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eand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across the Lika Mountains to Zadar on the coast of the Independent State of Croatia after the Italian surren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ehrga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evacuation of Sicily</text:p>
          </table:table-cell>
          <table:table-cell office:value-type="string" table:style-name="ce1">
            <text:p><text:s/>Italy over the Strait fo Messi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el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plan in support of Operation Beowulf II</text:p>
          </table:table-cell>
          <table:table-cell office:value-type="string" table:style-name="ce1">
            <text:p><text:s/>part of Operation Nordwi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eopar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landings on Leros of the Dodecanese Islands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ichterme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ir attack against British airfields for bomb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icht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ttack north of Cholm</text:p>
          </table:table-cell>
          <table:table-cell office:value-type="string" table:style-name="ce1">
            <text:p><text:s/>Russia near the Lovat and Kunya Riv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i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anti-partisan operation against Josip Broz Tito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il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empt to capture French fleet at Toulon</text:p>
          </table:table-cell>
          <table:table-cell office:value-type="string" table:style-name="ce1">
            <text:p><text:s/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og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65-day air offensive against London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Löw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Britain</text:p>
          </table:table-cell>
          <table:table-cell office:value-type="string" table:style-name="ce1">
            <text:p><text:s/>precursor of Operation Seelöw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uch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breakthrough between Breisach and Strasbourg</text:p>
          </table:table-cell>
          <table:table-cell office:value-type="string" table:style-name="ce1">
            <text:p><text:s/>France</text:p>
          </table:table-cell>
          <table:table-cell office:value-type="string" table:style-name="ce1">
            <text:p><text:s/>part of Fall Grü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Luci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the Dutch island of Texel in the North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udwi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plan against an Allied landing at Livorno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uftparad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night raid against British air bas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u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Lup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Italian convoy missions to Tripoli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Lütti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counter-offensive at Mortain</text:p>
          </table:table-cell>
          <table:table-cell office:value-type="string" table:style-name="ce1">
            <text:p><text:s/>France in response to Operation Cob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Japanese invasion of the Philippine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ibaum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Vlasenica in Bos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aigewitt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igewit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Norther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igewitter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nti-partisan operation in Tuzla in Bos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aikäf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abruy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alari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Osipovichi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anjaca Mountain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rgarethe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Hunga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rgarethe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Roma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riann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otorboat action off Dover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Mari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invasion of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rti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lanned German attack of the Ardennes region as proposed by Gerd von Rundstet</text:p>
          </table:table-cell>
          <table:table-cell office:value-type="string" table:style-name="ce1">
            <text:p><text:s/>rejected by Adolf Hitler for being too conservati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ärzfieb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au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drive toward the Caucasus region in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erkur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invasion of Crete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erku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ess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mining of the Ligurian Sea off Northern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Failed Japanese invasion of Midway Is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ichae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Canceled German evacuation of Crim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irk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itt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Hiiumaa</text:p>
          </table:table-cell>
          <table:table-cell office:value-type="string" table:style-name="ce1">
            <text:p><text:s/>an island off Estonia</text:p>
          </table:table-cell>
          <table:table-cell office:value-type="string" table:style-name="ce1">
            <text:p><text:s/>part of Operation Siegfri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Mitte Jul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ittelmeer</text:p>
          </table:table-cell>
          <table:table-cell office:value-type="string" table:style-name="ce1">
            <text:p>1940-1941</text:p>
          </table:table-cell>
          <table:table-cell office:value-type="string" table:style-name="ce1">
            <text:p>German reinforcement of the Italian Regia Aeronautica in the Mediterranean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borted Japanese invasion of Port Moresby</text:p>
          </table:table-cell>
          <table:table-cell office:value-type="string" table:style-name="ce1">
            <text:p><text:s/>New Guine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ndscheinsonat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night raid on Coventry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Moorbr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ttack near Pogostje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rgenluf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ttack on Gafsa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rgenröt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several Dutch bridg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orgenröt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counterattack to the Allied invasion of Anzio and Nettuno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rgenster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orgenwind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landing on the island of Brac off the coast of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rgenwind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landing on the island of Solta off the coast of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oslavacka gor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öwe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operation to sabotage aluminum factories in southern Scotland</text:p>
          </table:table-cell>
          <table:table-cell office:value-type="string" table:style-name="ce1">
            <text:p><text:s/>Bri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öwe 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Canceled German plan to land agents in Scotland</text:p>
          </table:table-cell>
          <table:table-cell office:value-type="string" table:style-name="ce1">
            <text:p><text:s/>Bri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Münche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fallback to the Arno River in the Tuscany region of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ünchen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München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Radoshkovichi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aratrooper attack of Namur</text:p>
          </table:table-cell>
          <table:table-cell office:value-type="string" table:style-name="ce1">
            <text:p><text:s/>Belg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achbarhilfe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achbarhilfe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Mglin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apfkuche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au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plan in support of Operation Beowulf II</text:p>
          </table:table-cell>
          <table:table-cell office:value-type="string" table:style-name="ce1">
            <text:p><text:s/>part of Operation Nordwi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aumbur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landing at Narvik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ebelübun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Liège</text:p>
          </table:table-cell>
          <table:table-cell office:value-type="string" table:style-name="ce1">
            <text:p><text:s/>Belgium</text:p>
          </table:table-cell>
          <table:table-cell office:value-type="string" table:style-name="ce1">
            <text:p><text:s/>part of Fall Gel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Nelly 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towing of a 3</text:p>
          </table:table-cell>
          <table:table-cell office:value-type="string" table:style-name="ce1">
            <text:p>000-ton drydock from Mariupol to Odessa</text:p>
          </table:table-cell>
          <table:table-cell office:value-type="string" table:style-name="ce1">
            <text:p><text:s/>Ukrai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Neptu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ounter-offensive at Myschanko-Berg during the Battle of Stalingra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eptu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Sporades Islands</text:p>
          </table:table-cell>
          <table:table-cell office:value-type="string" table:style-name="ce1">
            <text:p><text:s/>Greece</text:p>
          </table:table-cell>
          <table:table-cell office:value-type="string" table:style-name="ce1">
            <text:p><text:s/>later renamed to Operation Koral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Neu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submarine operation in the Caribbean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ibelungenfahr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ienbur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ction against Narvik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Niwi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troop deployment in Belgium</text:p>
          </table:table-cell>
          <table:table-cell office:value-type="string" table:style-name="ce1">
            <text:p><text:s/>part of Fall Gel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warship Admiral Scheer's raid in the North Atlantic Oce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Denmark and Norway</text:p>
          </table:table-cell>
          <table:table-cell office:value-type="string" table:style-name="ce1">
            <text:p><text:s/>later renamed to Operation Weserübu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lich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attack on Leningrad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formerly planned as Operation Feuerzaub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Nordlich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withdrawal from the Kola Peninsula into Norway after Finland switched sid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licht-Bewegu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troop deployment in Fin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mark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against Allied ships convoys between Britain and Scandin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pol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counter-intelligence operation in the Nether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po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operation east of Moscow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se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Mogilev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seetou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The first German Atlantic operation of Admiral Hipp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ordwest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study for a potential invasion of Britain</text:p>
          </table:table-cell>
          <table:table-cell office:value-type="string" table:style-name="ce1">
            <text:p><text:s/>parts of Operation Nordwest was integrated into Operation Seelöw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wi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invasion of the island of Saaremaa</text:p>
          </table:table-cell>
          <table:table-cell office:value-type="string" table:style-name="ce1">
            <text:p><text:s/>Estonia in support of Operation Beowulf I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ordwind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offensive in Alsace and Lorraine in northeastern France in conjunction with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Nürnber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response in case of an Allied invasion of the Iberian peninsula</text:p>
          </table:table-cell>
          <table:table-cell office:value-type="string" table:style-name="ce1">
            <text:p><text:s/>centering largely around the defense of the Pyrenees pass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Nussknack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torpedo boat operation off Corsica</text:p>
          </table:table-cell>
          <table:table-cell office:value-type="string" table:style-name="ce1">
            <text:p><text:s/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chsenkopf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counterattacks in attempt to expand the Tunis</text:p>
          </table:table-cell>
          <table:table-cell office:value-type="string" table:style-name="ce1">
            <text:p><text:s/>Tunisia perime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dysseu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naval deployment in the Adriatic Sea and Aegean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erial reconnaissance of Russia natural resourc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Oslo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Olivenernt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Canceled German attack on Majaz al Bab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lymp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rang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onvoy off Temryuk</text:p>
          </table:table-cell>
          <table:table-cell office:value-type="string" table:style-name="ce1">
            <text:p><text:s/>Southern Russia in the Sea of Azo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rka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ttack in the Belyov-Yukhnov area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rkan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Lublin</text:p>
          </table:table-cell>
          <table:table-cell office:value-type="string" table:style-name="ce1">
            <text:p><text:s/>Po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ska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otorboat action off Dover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Ost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operation in Southern Poland near the border with Czechoslovak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st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Hiiumaa</text:p>
          </table:table-cell>
          <table:table-cell office:value-type="string" table:style-name="ce1">
            <text:p><text:s/>an island off Estonia</text:p>
          </table:table-cell>
          <table:table-cell office:value-type="string" table:style-name="ce1">
            <text:p><text:s/>part of Operation Siegfri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Oster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stfron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he final German operation of Scharnhorst to intercept convoy JW-55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tt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German plan to establish a puppet government in Austr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t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preparations for Operation Barbaross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tt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Grmec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Ozren</text:p>
          </table:table-cell>
          <table:table-cell office:value-type="string" table:style-name="ce1">
            <text:p>1941-1942</text:p>
          </table:table-cell>
          <table:table-cell office:value-type="string" table:style-name="ce1">
            <text:p>German anti-partisan operations near Ozren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Ozr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Sunja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aderbor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he third and successful German transfer of Scharnhorst and destroyers from the Baltic Sea to Narvik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nth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s on Strasbourg</text:p>
          </table:table-cell>
          <table:table-cell office:value-type="string" table:style-name="ce1">
            <text:p><text:s/>France</text:p>
          </table:table-cell>
          <table:table-cell office:value-type="string" table:style-name="ce1">
            <text:p><text:s/>part of Fall Bra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at Mesovan Pass in Southeastern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ear Kursk</text:p>
          </table:table-cell>
          <table:table-cell office:value-type="string" table:style-name="ce1">
            <text:p><text:s/>Russia after Operation Zitadel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nzerfaus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peration to kidnap the son of Miklós Horthy's son to prevent Horthy from siding with the Allies</text:p>
          </table:table-cell>
          <table:table-cell office:value-type="string" table:style-name="ce1">
            <text:p><text:s/>codename later changed to Ma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nzerfaus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Hunga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arnas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Lamia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storiou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plan to sabotage industrial targets at Long Island</text:p>
          </table:table-cell>
          <table:table-cell office:value-type="string" table:style-name="ce1">
            <text:p><text:s/>New York</text:p>
          </table:table-cell>
          <table:table-cell office:value-type="string" table:style-name="ce1">
            <text:p><text:s/>United St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Pauken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submarine campaign against shipping off the east coast of the United States</text:p>
          </table:table-cell>
          <table:table-cell office:value-type="string" table:style-name="ce1">
            <text:p><text:s/>nicknamed 'Second Happy Time'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aul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erial bombing of French countrysi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aul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orth of the Sava River in Serb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etrinj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at the Okucani-Lipik-Banova Jaruga-Novska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etrova gora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etrova gora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fingstausflu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Polotsk and Lepel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fingst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Prnjavor-Kotor Varoš-Teslic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lanspiel III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breakthrough of the Maginot Line between Teting und Wittring</text:p>
          </table:table-cell>
          <table:table-cell office:value-type="string" table:style-name="ce1">
            <text:p><text:s/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latinfuch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towards Murmansk</text:p>
          </table:table-cell>
          <table:table-cell office:value-type="string" table:style-name="ce1">
            <text:p><text:s/>Russia from Finnish Petsamo</text:p>
          </table:table-cell>
          <table:table-cell office:value-type="string" table:style-name="ce1">
            <text:p><text:s/>part of Operation Silberfuch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Polarfuch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towards Kandalaksha</text:p>
          </table:table-cell>
          <table:table-cell office:value-type="string" table:style-name="ce1">
            <text:p><text:s/>Russia from Finnish Lapland</text:p>
          </table:table-cell>
          <table:table-cell office:value-type="string" table:style-name="ce1">
            <text:p><text:s/>part of Operation Silberfuch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Polarnach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deployment of battleship Tirpitz from Wilhelmshaven</text:p>
          </table:table-cell>
          <table:table-cell office:value-type="string" table:style-name="ce1">
            <text:p><text:s/>Germany to Trondheim</text:p>
          </table:table-cell>
          <table:table-cell office:value-type="string" table:style-name="ce1">
            <text:p><text:s/>Norw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Poseido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peration against British troops on the Greek island of Samos</text:p>
          </table:table-cell>
          <table:table-cell office:value-type="string" table:style-name="ce1">
            <text:p><text:s/>part of Operation Zwischenspi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Prijedo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rüfstand X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program to develop submarine launched V-2 rocke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Pum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Rabaul</text:p>
          </table:table-cell>
          <table:table-cell office:value-type="string" table:style-name="ce1">
            <text:p><text:s/>New Britain and Kavieng</text:p>
          </table:table-cell>
          <table:table-cell office:value-type="string" table:style-name="ce1">
            <text:p><text:s/>New Irel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Rabat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plan to kidnap the Pope from the Vatican Cit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atweek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ground and air attack on partisans on the Balkan peninsul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aubti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ttack toward the Volkhov River near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aubvogelkäfi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the Maginot Line</text:p>
          </table:table-cell>
          <table:table-cell office:value-type="string" table:style-name="ce1">
            <text:p><text:s/>part of Fall Grü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aureif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urbe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at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the Smolensk-Gorky area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atta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rtillery bombardment of the Strait of Kerch between the Black Sea and the Sea of Azo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enboge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The failed German attack on Arctic convoy JW-51B by Admiral Hipper and Lützow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enboge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Rescinded German order to scuttle German ships at the end of the w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enschau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Lepel and Polozk in Belo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genschirm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erial bombing of Birmingham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Regenwurm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plan to move V-2 rockets to avoid Allied air strik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inhar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systematic murder of Polish intelligentia</text:p>
          </table:table-cell>
          <table:table-cell office:value-type="string" table:style-name="ce1">
            <text:p><text:s/>phase I of the German 'Final Solution'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einhar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occupation of ore mines in and around Ljubij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nat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motorboat action off Dover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Renat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on the Murter Peninsul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enntier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occupation of Finnish Petsamo</text:p>
          </table:table-cell>
          <table:table-cell office:value-type="string" table:style-name="ce1">
            <text:p><text:s/>part of Operation Silberfuch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ennti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heinübung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The planned German attacks on Allied shipping conducted by Bismarck and Prinz Eug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ichar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near Razboj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ichar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fense plan in case of an Allied invasion of Italy</text:p>
          </table:table-cell>
          <table:table-cell office:value-type="string" table:style-name="ce1">
            <text:p><text:s/>activated after Allies launched Operation Sh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isnjak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Italian anti-partisan operation in coastal region of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istow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between Bosanski Novi and Prijedor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Japanese defensive plan against Allied attacks on Rabaul</text:p>
          </table:table-cell>
          <table:table-cell office:value-type="string" table:style-name="ce1">
            <text:p><text:s/>New Bri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öslei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Macedo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össelsprun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naval operation to attack Arctic convoy PQ-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össelspru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empt to capture Josip Broz Tit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oue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at the Kalnik Mountains south of the Ludbreg-Koprivnica Line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Rübezahl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Montenegro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üge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German bombing of Guernica</text:p>
          </table:table-cell>
          <table:table-cell office:value-type="string" table:style-name="ce1">
            <text:p><text:s/>Sp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Rumpelkamm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tart of the German V-1 rocket attack against London</text:p>
          </table:table-cell>
          <table:table-cell office:value-type="string" table:style-name="ce1">
            <text:p><text:s/>England</text:p>
          </table:table-cell>
          <table:table-cell office:value-type="string" table:style-name="ce1">
            <text:p><text:s/>Brita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afar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SS operation to disband the Danish milita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alaam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plan to make contact with Egyptian nationalis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andman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arajev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west of the Sesvete-Varazdin road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a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Kordun and Banija regio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amil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operation to secure Caucasus oil fields in Southern Russia with paratroop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arnhorst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deceptive attack in the Saarbrücken region</text:p>
          </table:table-cell>
          <table:table-cell office:value-type="string" table:style-name="ce1">
            <text:p><text:s/>part of Fall Grü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Schlüsselblum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western Slavoni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lussjag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at Tula</text:p>
          </table:table-cell>
          <table:table-cell office:value-type="string" table:style-name="ce1">
            <text:p><text:s/>Russia during the offensive toward Mosc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Schne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supply mission to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neegestöb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peration to find and capture Josip Broz Tito's headquarters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neema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offensive in the Netherlands in conjunction with Wacht am Rhe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neeschmelz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Zaprešic-Krapinske Toplice-Klanjec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chneesturm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osnia</text:p>
          </table:table-cell>
          <table:table-cell office:value-type="string" table:style-name="ce1">
            <text:p><text:s/>Yugoslav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Schnepf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orth of Vitebsk</text:p>
          </table:table-cell>
          <table:table-cell office:value-type="string" table:style-name="ce1">
            <text:p><text:s/>Belorussia in conjunction with Operation Wild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Montenegro and Herzegovina</text:p>
          </table:table-cell>
          <table:table-cell office:value-type="string" table:style-name="ce1">
            <text:p><text:s/>Yugoslav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plan in the event of an Italian surren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eehun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submarine mining oper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eelöw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Britain</text:p>
          </table:table-cell>
          <table:table-cell office:value-type="string" table:style-name="ce1">
            <text:p><text:s/>Anglicized as 'Sealion'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eemöwe</text:p>
          </table:table-cell>
          <table:table-cell office:value-type="string" table:style-name="ce1">
            <text:p>1940-1945</text:p>
          </table:table-cell>
          <table:table-cell office:value-type="string" table:style-name="ce1">
            <text:p>German agents infiltration into Britain and Ir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eeräub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Failed German landing on the island of Brac off the coast of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ho 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ttack of the American fleet off Leyte</text:p>
          </table:table-cell>
          <table:table-cell office:value-type="string" table:style-name="ce1">
            <text:p><text:s/>Philippine Islands</text:p>
          </table:table-cell>
          <table:table-cell office:value-type="string" table:style-name="ce1">
            <text:p><text:s/>part of Operation Sho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ho 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e plan for Formosa and the Ryukyu Islands</text:p>
          </table:table-cell>
          <table:table-cell office:value-type="string" table:style-name="ce1">
            <text:p><text:s/>Japan</text:p>
          </table:table-cell>
          <table:table-cell office:value-type="string" table:style-name="ce1">
            <text:p><text:s/>part of Operation Sho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ho II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e plan for Honshu</text:p>
          </table:table-cell>
          <table:table-cell office:value-type="string" table:style-name="ce1">
            <text:p><text:s/>Japan</text:p>
          </table:table-cell>
          <table:table-cell office:value-type="string" table:style-name="ce1">
            <text:p><text:s/>part of Operation Sho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ho I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e plan for Hokkaido</text:p>
          </table:table-cell>
          <table:table-cell office:value-type="string" table:style-name="ce1">
            <text:p><text:s/>Japan</text:p>
          </table:table-cell>
          <table:table-cell office:value-type="string" table:style-name="ce1">
            <text:p><text:s/>part of Operation Sho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ho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defense plan against American advances toward Jap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iegfrie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Hiiumaa</text:p>
          </table:table-cell>
          <table:table-cell office:value-type="string" table:style-name="ce1">
            <text:p><text:s/>an island off Estonia</text:p>
          </table:table-cell>
          <table:table-cell office:value-type="string" table:style-name="ce1">
            <text:p><text:s/>part of Operation Beowulf I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iegfrie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toward Stalingrad and the general Caucasus region in Southern Russia</text:p>
          </table:table-cell>
          <table:table-cell office:value-type="string" table:style-name="ce1">
            <text:p><text:s/>part of Fall B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iegfrie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plan to deploy Italian units to Southern France after Italian surren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ilberfuchs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Murmansk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Anglicized as 'Silver Fox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ilberstreif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Planned German operations against Allied convoys to Murm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iri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Italian convoy missions to Tripoli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izili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raid upon Allied occupied Spitzbergen Island</text:p>
          </table:table-cell>
          <table:table-cell office:value-type="string" table:style-name="ce1">
            <text:p><text:s/>Svalbard Islands</text:p>
          </table:table-cell>
          <table:table-cell office:value-type="string" table:style-name="ce1">
            <text:p><text:s/>Norw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korpio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xis attack on the Halfaya Pass on the border of Libya and Egyp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korpio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Halfaya Pass</text:p>
          </table:table-cell>
          <table:table-cell office:value-type="string" table:style-name="ce1">
            <text:p><text:s/>on the border of Libya and Egyp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ommernachtstraum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xis attack on British supply depots at Bir Khirreigat</text:p>
          </table:table-cell>
          <table:table-cell office:value-type="string" table:style-name="ce1">
            <text:p><text:s/>Egyp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onderaktion Kraka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operation to murder members of the intelligentsia at univerisites in Kraków</text:p>
          </table:table-cell>
          <table:table-cell office:value-type="string" table:style-name="ce1">
            <text:p><text:s/>Po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onnenaufgan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ack on Allied units at Anzio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onnenblum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response to British Operation Compass offensive in North Africa</text:p>
          </table:table-cell>
          <table:table-cell office:value-type="string" table:style-name="ce1">
            <text:p><text:s/>deployment of the German Afrika Korps in North Afric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onnenwende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ttack of Russian troops in Choszczno</text:p>
          </table:table-cell>
          <table:table-cell office:value-type="string" table:style-name="ce1">
            <text:p><text:s/>Pomerania</text:p>
          </table:table-cell>
          <table:table-cell office:value-type="string" table:style-name="ce1">
            <text:p><text:s/>Germa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park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assassination against Adolf Hitler and coup d'état against the Nazi German govern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pätles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north of Smole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Fail German naval operation to attack Arctic convoys PQ-12 and QP-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deployment of warships Prinz Eugen and Admiral Scheer to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tadthage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Stavanger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tahl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commando operation to occupy a bridge near Veldwezelt</text:p>
          </table:table-cell>
          <table:table-cell office:value-type="string" table:style-name="ce1">
            <text:p><text:s/>Belg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einadl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Easter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teinbock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bombing of London and Southern England</text:p>
          </table:table-cell>
          <table:table-cell office:value-type="string" table:style-name="ce1">
            <text:p><text:s/>Bri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einschlag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near Otocac and Vrhovine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tella Polaris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Transfer of Finnish intelligence records</text:p>
          </table:table-cell>
          <table:table-cell office:value-type="string" table:style-name="ce1">
            <text:p><text:s/>equipment</text:p>
          </table:table-cell>
          <table:table-cell office:value-type="string" table:style-name="ce1">
            <text:p><text:s/>and personnel to Sweden at the end of the Continuation War to avoid Soviet capt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timmung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plan in support of Operation Beowulf II</text:p>
          </table:table-cell>
          <table:table-cell office:value-type="string" table:style-name="ce1">
            <text:p><text:s/>part of Operation Nordwi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or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flooding of parts of the Netherlands to hinder Allied advance</text:p>
          </table:table-cell>
          <table:table-cell office:value-type="string" table:style-name="ce1">
            <text:p><text:s/>previously named Operation Hei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örfan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on Sevastopol</text:p>
          </table:table-cell>
          <table:table-cell office:value-type="string" table:style-name="ce1">
            <text:p><text:s/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öss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irborne drop behind Allied lines</text:p>
          </table:table-cell>
          <table:table-cell office:value-type="string" table:style-name="ce1">
            <text:p><text:s/>part of Wacht am Rhe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bombing of Belgrade</text:p>
          </table:table-cell>
          <table:table-cell office:value-type="string" table:style-name="ce1">
            <text:p><text:s/>Yugoslavia</text:p>
          </table:table-cell>
          <table:table-cell office:value-type="string" table:style-name="ce1">
            <text:p><text:s/>part of Operation 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Planned German invasion of Bulgar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tuden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plan to restore Benito Mussolini's power in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turmflut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Kasserine Pass</text:p>
          </table:table-cell>
          <table:table-cell office:value-type="string" table:style-name="ce1">
            <text:p><text:s/>Tuni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ü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deceptive operation at Nettuno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üd-Kroatien 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üd-Kroatien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efense plan against a general uprising in occupied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attack on the island of Saaremaa</text:p>
          </table:table-cell>
          <table:table-cell office:value-type="string" table:style-name="ce1">
            <text:p><text:s/>Estonia in support of Operation Beowulf I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üdwind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counter-offensive from Esztergom</text:p>
          </table:table-cell>
          <table:table-cell office:value-type="string" table:style-name="ce1">
            <text:p><text:s/>Hungar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Sumpf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near Demyansk</text:p>
          </table:table-cell>
          <table:table-cell office:value-type="string" table:style-name="ce1">
            <text:p><text:s/>south of Leningrad</text:p>
          </table:table-cell>
          <table:table-cell office:value-type="string" table:style-name="ce1">
            <text:p><text:s/>Rus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Sumpffieb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Loknja</text:p>
          </table:table-cell>
          <table:table-cell office:value-type="string" table:style-name="ce1">
            <text:p><text:s/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northern Sumatr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Japanese attack on Bougainville in the Solomon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ttack on American forces at Cape Torokina</text:p>
          </table:table-cell>
          <table:table-cell office:value-type="string" table:style-name="ce1">
            <text:p><text:s/>Bougainville</text:p>
          </table:table-cell>
          <table:table-cell office:value-type="string" table:style-name="ce1">
            <text:p><text:s/>Solomon Islan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ttacks in the Philippine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ifu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offensive toward Moscow</text:p>
          </table:table-cell>
          <table:table-cell office:value-type="string" table:style-name="ce1">
            <text:p><text:s/>Russia</text:p>
          </table:table-cell>
          <table:table-cell office:value-type="string" table:style-name="ce1">
            <text:p><text:s/>part of Operation Barbaros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Take-Ich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convoys to the Doberai Peninsula in Western New Guin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n 2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special attack mission against the Allied anchorage at Ulithi</text:p>
          </table:table-cell>
          <table:table-cell office:value-type="string" table:style-name="ce1">
            <text:p><text:s/>Caroline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anne Os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Failed German attempt to capture Suursaari Island</text:p>
          </table:table-cell>
          <table:table-cell office:value-type="string" table:style-name="ce1">
            <text:p><text:s/>Finland in the Gulf of Fin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anne Wes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lanned German invasion of the Åland Islands in the Baltic Sea from Fin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nnenbaum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Planned German invasion of Switzer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nnenbaum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area between Bosanski Novi and Buzim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nnenberg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plan to exterminate Polish intelligent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sumaki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lanned Japanese attack on Bougainville</text:p>
          </table:table-cell>
          <table:table-cell office:value-type="string" table:style-name="ce1">
            <text:p><text:s/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aub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ission to transport Irish Republican Army Chief of Staff Seán Russell from Germany to Ir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ub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plan to support the Irish Republican Army in Ireland and Northern Ir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aubenschla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anceled German attack on Toropets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en-Go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naval attack against the American fleet off Okinawa</text:p>
          </table:table-cell>
          <table:table-cell office:value-type="string" table:style-name="ce1">
            <text:p><text:s/>Japan</text:p>
          </table:table-cell>
          <table:table-cell office:value-type="string" table:style-name="ce1">
            <text:p><text:s/>alternate name of Operation Ten'ichi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Ten'ichi-Go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Japanese naval attack against the American fleet off Okinawa</text:p>
          </table:table-cell>
          <table:table-cell office:value-type="string" table:style-name="ce1">
            <text:p><text:s/>Japan</text:p>
          </table:table-cell>
          <table:table-cell office:value-type="string" table:style-name="ce1">
            <text:p><text:s/>alternate name of Operation Ten-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Teslic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heodo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onvoy off Temryuk</text:p>
          </table:table-cell>
          <table:table-cell office:value-type="string" table:style-name="ce1">
            <text:p><text:s/>Southern Russia in the Sea of Azo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heodor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intelligence gathering operation in North Afric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heseu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ttack on the Allied forces in Cyrenaica</text:p>
          </table:table-cell>
          <table:table-cell office:value-type="string" table:style-name="ce1">
            <text:p><text:s/>Libya and Egyp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ichwi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ig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the northern portion of the Maginot Line</text:p>
          </table:table-cell>
          <table:table-cell office:value-type="string" table:style-name="ce1">
            <text:p><text:s/>part of Fall Ro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ig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intenfisch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seizure of Swiss expor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o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Phase one of Japanese attack in Eastern China</text:p>
          </table:table-cell>
          <table:table-cell office:value-type="string" table:style-name="ce1">
            <text:p><text:s/>part of Operation Ichi-G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on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convoy off Temryuk</text:p>
          </table:table-cell>
          <table:table-cell office:value-type="string" table:style-name="ce1">
            <text:p><text:s/>Southern Russia in the Sea of Azo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rappenjag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ffensive in the Kerch Peninsula</text:p>
          </table:table-cell>
          <table:table-cell office:value-type="string" table:style-name="ce1">
            <text:p><text:s/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rav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escort operations for blockade runn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ravnik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reibjag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reuebru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the Bulgarian-held Skopje region of Macedon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ri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Bosnia and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Trojanisches Pfer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operation to secure the bridge near Nijmegen in the Nether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rojanisches Pfer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ccupation of Budapest</text:p>
          </table:table-cell>
          <table:table-cell office:value-type="string" table:style-name="ce1">
            <text:p><text:s/>Hungary</text:p>
          </table:table-cell>
          <table:table-cell office:value-type="string" table:style-name="ce1">
            <text:p><text:s/>part of Operation Margarethe 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Trolis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Zaistovec-Preseka reg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rondheim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movement across the Albert Canal against Fort Eben-Emael in Belgiu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Tuzla I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Japanese invasion of Burm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-G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Japanese assault on Imphal and Kohima</text:p>
          </table:table-cell>
          <table:table-cell office:value-type="string" table:style-name="ce1">
            <text:p><text:s/>In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Ulja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on the island of Ugljan off the coast of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lm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aerial bombing operation against Russian industries in the Ural Mountai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lrich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na-Sava Bend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ngewit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Papuk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rsula</text:p>
          </table:table-cell>
          <table:table-cell office:value-type="string" table:style-name="ce1">
            <text:p>1936-1939</text:p>
          </table:table-cell>
          <table:table-cell office:value-type="string" table:style-name="ce1">
            <text:p>German submarine operation in support of Francisco Franco's naval forces during the Spanish Civil W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Ursul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Rogachev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Varazdi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Kalnik Mountains between Varazdin and Krizevci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Venezi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dvance toward the British Gazala Line near Bir Hakeim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Venezi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dvance against the British Gazala Line toward Tobruk</text:p>
          </table:table-cell>
          <table:table-cell office:value-type="string" table:style-name="ce1">
            <text:p><text:s/>Liby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ack on forces of Dragoljub Mihailovic i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ack on forces of Napoleon Zervas in Gree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Viereck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Viroviti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Višegra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Vogelsang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 in the Roslawl and Bryansk region of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al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Aborted German plan to coordinate actions with Scottish and Welsh nationalist group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aldrausch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 Balka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aldteufel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nti-partisan operation in Budapest</text:p>
          </table:table-cell>
          <table:table-cell office:value-type="string" table:style-name="ce1">
            <text:p><text:s/>Hungar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aldwint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orth of Vitebsk</text:p>
          </table:table-cell>
          <table:table-cell office:value-type="string" table:style-name="ce1">
            <text:p><text:s/>Belo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alfisch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Aborted German plan to land an agent in Irela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alkü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empt to overthrow Adolf Hitler</text:p>
          </table:table-cell>
          <table:table-cell office:value-type="string" table:style-name="ce1">
            <text:p><text:s/>written under the cover of a plan to foil potential worker rebellions</text:p>
          </table:table-cell>
          <table:table-cell office:value-type="string" table:style-name="ce1">
            <text:p><text:s/>Anglicized as 'Valkyre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Walzertraum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landing on the island of Hvar off the coast of Croatia</text:p>
          </table:table-cell>
          <table:table-cell office:value-type="string" table:style-name="ce1">
            <text:p><text:s/>Yugoslavia</text:p>
          </table:table-cell>
          <table:table-cell office:value-type="string" table:style-name="ce1">
            <text:p><text:s/>part of Operation Herbstgewitter III and Operation Herbstgewitter I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Wasserkante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aerial bombing of Warsaw</text:p>
          </table:table-cell>
          <table:table-cell office:value-type="string" table:style-name="ce1">
            <text:p><text:s/>Po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eber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naval operation off the coast of Southern England</text:p>
          </table:table-cell>
          <table:table-cell office:value-type="string" table:style-name="ce1">
            <text:p><text:s/>Bri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e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partisan operations in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eihnachtsman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he Balka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iß 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Sarajevo</text:p>
          </table:table-cell>
          <table:table-cell office:value-type="string" table:style-name="ce1">
            <text:p><text:s/>Bosnia</text:p>
          </table:table-cell>
          <table:table-cell office:value-type="string" table:style-name="ce1">
            <text:p><text:s/>Yugoslavi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Weiß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Sarajevo</text:p>
          </table:table-cell>
          <table:table-cell office:value-type="string" table:style-name="ce1">
            <text:p><text:s/>Bosnia</text:p>
          </table:table-cell>
          <table:table-cell office:value-type="string" table:style-name="ce1">
            <text:p><text:s/>Yugoslavia</text:p>
          </table:table-cell>
          <table:table-cell office:value-type="string" table:style-name="ce1">
            <text:p><text:s/>continuation of Operation Weiß 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anti-partisan operation in Croatia</text:p>
          </table:table-cell>
          <table:table-cell office:value-type="string" table:style-name="ce1">
            <text:p><text:s/>Yugosla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fighter deployment against Allied bomb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erübung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invasion of Denmark and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erübung Nor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Trondheim and Narvik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Weserübung Su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attack on Bergen</text:p>
          </table:table-cell>
          <table:table-cell office:value-type="string" table:style-name="ce1">
            <text:p><text:s/>Kristiansand</text:p>
          </table:table-cell>
          <table:table-cell office:value-type="string" table:style-name="ce1">
            <text:p><text:s/>and Oslo</text:p>
          </table:table-cell>
          <table:table-cell office:value-type="string" table:style-name="ce1">
            <text:p><text:s/>Norway</text:p>
          </table:table-cell>
          <table:table-cell office:value-type="string" table:style-name="ce1">
            <text:p><text:s/>part of Operation Weserübu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ration Wespennest I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destruction of rail links between Switzerland and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pennest II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destruction of rail links between Switzerland and F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t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attack on Hiiumaa</text:p>
          </table:table-cell>
          <table:table-cell office:value-type="string" table:style-name="ce1">
            <text:p><text:s/>an island off Estonia</text:p>
          </table:table-cell>
          <table:table-cell office:value-type="string" table:style-name="ce1">
            <text:p><text:s/>part of Operation Siegfri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peration West-Bosnie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tsturm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naval operation in support of Operation Beowulf I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eststurm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naval bombardment of Sworbe</text:p>
          </table:table-cell>
          <table:table-cell office:value-type="string" table:style-name="ce1">
            <text:p><text:s/>Esto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estwi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German diversionary plan in support of Operation Beowulf I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esengru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ccupation of the Fisherman's Peninsula in northern Scandin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king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perations in the Caucasus region of Souther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kinger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ortie by German destroyers into the North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king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ffensive in the islands off the Dalmatian coast of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ldente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German naval and air operation in Trondheim</text:p>
          </table:table-cell>
          <table:table-cell office:value-type="string" table:style-name="ce1">
            <text:p><text:s/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ildent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north of Vitebsk</text:p>
          </table:table-cell>
          <table:table-cell office:value-type="string" table:style-name="ce1">
            <text:p><text:s/>Belorussia in conjunction with Operation Schnepf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Russ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Tuzla</text:p>
          </table:table-cell>
          <table:table-cell office:value-type="string" table:style-name="ce1">
            <text:p><text:s/>Bosnia</text:p>
          </table:table-cell>
          <table:table-cell office:value-type="string" table:style-name="ce1">
            <text:p><text:s/>Yugosla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Wildsau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west of the railroad connecting Ðurmanec and Krapinske Toplice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lhelm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against Volch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indstos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nkelrei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within the Demyansk Pocket near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interend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Slovenia</text:p>
          </table:table-cell>
          <table:table-cell office:value-type="string" table:style-name="ce1">
            <text:p><text:s/>Yugoslavia</text:p>
          </table:table-cell>
          <table:table-cell office:value-type="string" table:style-name="ce1">
            <text:p><text:s/>part of Operation Frühlingsanf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Wintergewitter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ttack on the Americans in the Appennine Mountains</text:p>
          </table:table-cell>
          <table:table-cell office:value-type="string" table:style-name="ce1">
            <text:p><text:s/>Ital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intermärche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ttack between the Volga and Don Riv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ntermärche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ttack on American troops in Ital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interzaub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Lithuan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olk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transfer to troops to Norw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olkenbruch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Failed German anti-partisan operation in Northern Yugoslav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ulf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Kordun in Bosnia</text:p>
          </table:table-cell>
          <table:table-cell office:value-type="string" table:style-name="ce1">
            <text:p><text:s/>Banovina and Turopolje in Croatia</text:p>
          </table:table-cell>
          <table:table-cell office:value-type="string" table:style-name="ce1">
            <text:p><text:s/>Yugosla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Wulf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anti-partisan operation in Thessaloniki</text:p>
          </table:table-cell>
          <table:table-cell office:value-type="string" table:style-name="ce1">
            <text:p><text:s/>Gree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Wunder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anti-shipping operation in Kara Sea and Barents Sea by warship Admiral Sche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Wunderland I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naval operation involving warship Admiral Scheer in the Siberian S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Yarmouth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rtillery bombardment of Yey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Z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Japanese attack on Pearl Harbor</text:p>
          </table:table-cell>
          <table:table-cell office:value-type="string" table:style-name="ce1">
            <text:p><text:s/>Hawaii</text:p>
          </table:table-cell>
          <table:table-cell office:value-type="string" table:style-name="ce1">
            <text:p><text:s/>United St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Zagorj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xis anti-partisan operation in the Kalnik Mountains in the Novi Marof area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Zahnarzt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German operation in the area of Molsheim</text:p>
          </table:table-cell>
          <table:table-cell office:value-type="string" table:style-name="ce1">
            <text:p><text:s/>France and Zabern</text:p>
          </table:table-cell>
          <table:table-cell office:value-type="string" table:style-name="ce1">
            <text:p><text:s/>Germa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Zarin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mining action off Novaya Zemlya archipelago in the Arctic Ocean by Admiral Hipper and destroy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Zauberflöt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German operation to maneuver damaged Prinz Eugen from Trondheim</text:p>
          </table:table-cell>
          <table:table-cell office:value-type="string" table:style-name="ce1">
            <text:p><text:s/>Norway to Kiel</text:p>
          </table:table-cell>
          <table:table-cell office:value-type="string" table:style-name="ce1">
            <text:p><text:s/>German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Zenica-Zavidovici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Failed German operation to destroy powerplants in Moscow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Zerberus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Break-out of German capital ships from Brest</text:p>
          </table:table-cell>
          <table:table-cell office:value-type="string" table:style-name="ce1">
            <text:p><text:s/>France to Norway</text:p>
          </table:table-cell>
          <table:table-cell office:value-type="string" table:style-name="ce1">
            <text:p><text:s/>Anglicized as 'Cerberus' and nicknamed by the British as 'Channel Dash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Livno</text:p>
          </table:table-cell>
          <table:table-cell office:value-type="string" table:style-name="ce1">
            <text:p><text:s/>Bosnia</text:p>
          </table:table-cell>
          <table:table-cell office:value-type="string" table:style-name="ce1">
            <text:p><text:s/>Yugosla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Planned German evacuation from the Demyansk Pocket near Leningrad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Zigeunerbaron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nti-partisan operation in Bryan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Zitadell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offensive at Kursk</text:p>
          </table:table-cell>
          <table:table-cell office:value-type="string" table:style-name="ce1">
            <text:p><text:s/>Rus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ration Zitronell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raid against a Norwegian/British station at the Svalbard Isla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Zumberak I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xis anti-partisan operation in the Plesivica Mountains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ion Zwischenspiel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German attack on the Greek island of Samos</text:p>
          </table:table-cell>
          <table:table-cell office:value-type="string" table:style-name="ce1">
            <text:p><text:s/>part of Operation Leopar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an Kathlee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Irish Republican Army plan to coordinate IRA and German intelligence operations</text:p>
          </table:table-cell>
          <table:table-cell office:value-type="string" table:style-name="ce1">
            <text:p><text:s/>also known as Operation Art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an Z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plan to expand the Kriegsmarine to match the strength of the British Royal Nav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studie 39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German air force researc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vincia di Lubian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Axis anti-partisan operation in the Independent State of Croat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acht am Rhein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German offensive in the Ardennes</text:p>
          </table:table-cell>
          <table:table-cell office:value-type="string" table:style-name="ce1">
            <text:p><text:s/>Anglicized as 'Watch on the Rhine'</text:p>
          </table:table-cell>
          <table:table-cell table:number-columns-repeated="16380" table:style-name="ce1"/>
        </table:table-row>
        <table:table-row table:number-rows-repeated="1047873" table:style-name="ro1">
          <table:table-cell table:number-columns-repeated="16384"/>
        </table:table-row>
      </table:table>
      <table:database-ranges>
        <table:database-range table:target-range-address="Tabelle1.A1:Tabelle1.G70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dc:date>2017-04-27T10:59:57Z</dc:date>
    <meta:editing-duration>PT0S</meta:editing-duration>
  </office:meta>
</office:document-meta>
</file>